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_37_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1" style:family="table-cell" style:parent-style-name="Normal_3.1_32_Freight_32_Moved_32_0809_32_Q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2" style:family="table-cell" style:parent-style-name="_37_" style:data-style-name="N0">
      <style:table-cell-properties style:vertical-align="automatic" fo:background-color="#FFFFFF"/>
    </style:style>
    <style:style style:name="ce13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middle" fo:background-color="#FFFFFF"/>
      <style:text-properties fo:color="#800080"/>
    </style:style>
    <style:style style:name="ce14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3.1_32_Freight_32_Moved_32_0809_32_Q2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6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17" style:family="table-cell" style:parent-style-name="Normal_3.1_32_Freight_32_Moved_32_0809_32_Q2" style:data-style-name="N37">
      <style:table-cell-properties style:vertical-align="middle" fo:wrap-option="wrap" fo:background-color="#FFFFFF" style:repeat-content="false"/>
      <style:paragraph-properties fo:text-align="end" fo:margin-right="0cm"/>
    </style:style>
    <style:style style:name="ce18" style:family="table-cell" style:parent-style-name="Normal_3.1_32_Freight_32_Moved_32_0809_32_Q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9" style:family="table-cell" style:parent-style-name="Normal_3.1_32_Freight_32_Moved_32_0809_32_Q2" style:data-style-name="N37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0" style:family="table-cell" style:parent-style-name="Normal_3.1_32_Freight_32_Moved_32_0809_32_Q2" style:data-style-name="N37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1" style:family="table-cell" style:parent-style-name="_37_" style:data-style-name="N37">
      <style:table-cell-properties style:vertical-align="automatic" fo:background-color="#FFFFFF"/>
      <style:paragraph-properties fo:margin-left="0cm" style:writing-mode="lr"/>
    </style:style>
    <style:style style:name="ce22" style:family="table-cell" style:parent-style-name="Normal_3.1_32_Freight_32_Moved_32_0809_32_Q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3" style:family="table-cell" style:parent-style-name="_37_" style:data-style-name="N37">
      <style:table-cell-properties fo:border-top="none" fo:border-bottom="2pt solid #000000" fo:border-left="none" fo:border-right="none" style:vertical-align="automatic" fo:background-color="#FFFFFF"/>
      <style:paragraph-properties fo:margin-left="0cm" style:writing-mode="lr"/>
    </style:style>
    <style:style style:name="ce24" style:family="table-cell" style:parent-style-name="Normal_3.1_32_Freight_32_Moved_32_0809_32_Q2" style:data-style-name="N0">
      <style:table-cell-properties style:vertical-align="automatic" fo:background-color="#FFFFFF"/>
    </style:style>
    <style:style style:name="ce25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_37_" style:data-style-name="N0">
      <style:table-cell-properties style:vertical-align="automatic" fo:wrap-option="wrap" fo:background-color="#FFFFFF"/>
    </style:style>
    <style:style style:name="ce28" style:family="table-cell" style:parent-style-name="_37_" style:data-style-name="N0">
      <style:table-cell-properties style:vertical-align="automatic" fo:wrap-option="wrap" fo:background-color="#FFFFFF"/>
      <style:text-properties fo:color="#0000FF" style:text-underline-style="solid" style:text-underline-type="single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0" style:family="table-cell" style:parent-style-name="Normal_3.1_32_Freight_32_Moved_32_0809_32_Q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9.20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402" table:style-name="ta1">
        <table:table-column table:style-name="co1" table:default-cell-style-name="ce12"/>
        <table:table-column table:style-name="co2" table:number-columns-repeated="3" table:default-cell-style-name="ce12"/>
        <table:table-column table:style-name="co3" table:number-columns-repeated="16380" table:default-cell-style-name="ce12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29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1">
          <table:table-cell table:style-name="ce4"/>
          <table:table-cell table:number-columns-repeated="16383" table:style-name="ce3"/>
        </table:table-row>
        <table:table-row table:style-name="ro2">
          <table:table-cell office:value-type="string" table:style-name="ce5">
            <text:p>Table TSGB0423 (RAI0402)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5" table:style-name="ce9"/>
          <table:table-cell table:number-columns-repeated="16363" table:style-name="ce6"/>
        </table:table-row>
        <table:table-row table:style-name="ro3">
          <table:table-cell office:value-type="string" table:style-name="ce5">
            <text:p>National Railways freight lifted by commodity: annual from 1999/00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5" table:style-name="ce9"/>
          <table:table-cell table:number-columns-repeated="16363" table:style-name="ce6"/>
        </table:table-row>
        <table:table-row table:style-name="ro4">
          <table:table-cell table:style-name="ce5"/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5" table:style-name="ce9"/>
          <table:table-cell table:number-columns-repeated="16363" table:style-name="ce6"/>
        </table:table-row>
        <table:table-row table:style-name="ro1">
          <table:table-cell table:style-name="ce10"/>
          <table:table-cell table:number-columns-repeated="2" table:style-name="ce11"/>
          <table:table-cell office:value-type="string" table:style-name="ce30">
            <text:p>Million tonnes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5">
          <table:table-cell table:style-name="ce13"/>
          <table:table-cell office:value-type="string" table:style-name="ce14">
            <text:p>Coal</text:p>
          </table:table-cell>
          <table:table-cell office:value-type="string" table:style-name="ce14">
            <text:p>Other</text:p>
          </table:table-cell>
          <table:table-cell office:value-type="string" table:style-name="ce14">
            <text:p>Total<text:span text:style-name="T1">1</text:span>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6">
          <table:table-cell office:value-type="string" table:style-name="ce15">
            <text:p>1999/00</text:p>
          </table:table-cell>
          <table:table-cell office:value-type="float" office:value="35.887" table:style-name="ce17">
            <text:p>35.9</text:p>
          </table:table-cell>
          <table:table-cell office:value-type="float" office:value="60.602213759999977" table:style-name="ce17">
            <text:p>60.6</text:p>
          </table:table-cell>
          <table:table-cell office:value-type="float" office:value="96.48921375999997" table:style-name="ce17">
            <text:p>96.5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6">
          <table:table-cell office:value-type="string" table:style-name="ce15">
            <text:p>2000/01</text:p>
          </table:table-cell>
          <table:table-cell office:value-type="float" office:value="35.308" table:style-name="ce17">
            <text:p>35.3</text:p>
          </table:table-cell>
          <table:table-cell office:value-type="float" office:value="60.263872559999974" table:style-name="ce17">
            <text:p>60.3</text:p>
          </table:table-cell>
          <table:table-cell office:value-type="float" office:value="95.571872559999974" table:style-name="ce17">
            <text:p>95.6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6">
          <table:table-cell office:value-type="string" table:style-name="ce15">
            <text:p>2001/02</text:p>
          </table:table-cell>
          <table:table-cell office:value-type="float" office:value="39.459000000000003" table:style-name="ce17">
            <text:p>39.5</text:p>
          </table:table-cell>
          <table:table-cell office:value-type="float" office:value="54.466876249999984" table:style-name="ce17">
            <text:p>54.5</text:p>
          </table:table-cell>
          <table:table-cell office:value-type="float" office:value="93.925876249999973" table:style-name="ce17">
            <text:p>93.9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6">
          <table:table-cell office:value-type="string" table:style-name="ce18">
            <text:p>2002/03</text:p>
          </table:table-cell>
          <table:table-cell office:value-type="float" office:value="34.037999999999997" table:style-name="ce19">
            <text:p>34.0</text:p>
          </table:table-cell>
          <table:table-cell office:value-type="float" office:value="53.003440489999988" table:style-name="ce19">
            <text:p>53.0</text:p>
          </table:table-cell>
          <table:table-cell office:value-type="float" office:value="87.041440489999985" table:style-name="ce19">
            <text:p>87.0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6">
          <table:table-cell office:value-type="string" table:style-name="ce16">
            <text:p>2003/04</text:p>
          </table:table-cell>
          <table:table-cell office:value-type="float" office:value="35.175241999999997" table:style-name="ce20">
            <text:p>35.2</text:p>
          </table:table-cell>
          <table:table-cell office:value-type="float" office:value="53.69078946999997" table:style-name="ce20">
            <text:p>53.7</text:p>
          </table:table-cell>
          <table:table-cell office:value-type="float" office:value="88.866031469999967" table:style-name="ce20">
            <text:p>88.9</text:p>
          </table:table-cell>
          <table:table-cell table:number-columns-repeated="17" table:style-name="ce12"/>
          <table:table-cell table:number-columns-repeated="16363" table:style-name="ce3"/>
        </table:table-row>
        <table:table-row table:style-name="ro6">
          <table:table-cell office:value-type="string" table:style-name="ce16">
            <text:p>2004/05</text:p>
          </table:table-cell>
          <table:table-cell office:value-type="float" office:value="44.11441408203121" table:style-name="ce20">
            <text:p>44.1</text:p>
          </table:table-cell>
          <table:table-cell office:value-type="float" office:value="56.76986214074217" table:style-name="ce20">
            <text:p>56.8</text:p>
          </table:table-cell>
          <table:table-cell office:value-type="float" office:value="100.88427622277338" table:style-name="ce20">
            <text:p>100.9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05/06</text:p>
          </table:table-cell>
          <table:table-cell office:value-type="float" office:value="47.606226804687488" table:style-name="ce19">
            <text:p>47.6</text:p>
          </table:table-cell>
          <table:table-cell office:value-type="float" office:value="57.70088416210934" table:style-name="ce19">
            <text:p>57.7</text:p>
          </table:table-cell>
          <table:table-cell office:value-type="float" office:value="105.30711096679683" table:style-name="ce19">
            <text:p>105.3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6">
            <text:p>2006/07</text:p>
          </table:table-cell>
          <table:table-cell office:value-type="float" office:value="48.727939609434841" table:style-name="ce20">
            <text:p>48.7</text:p>
          </table:table-cell>
          <table:table-cell office:value-type="float" office:value="59.482625877300158" table:style-name="ce20">
            <text:p>59.5</text:p>
          </table:table-cell>
          <table:table-cell office:value-type="float" office:value="108.21056548673501" table:style-name="ce20">
            <text:p>108.2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07/08</text:p>
          </table:table-cell>
          <table:table-cell office:value-type="float" office:value="43.257072462653973" table:style-name="ce19">
            <text:p>43.3</text:p>
          </table:table-cell>
          <table:table-cell office:value-type="float" office:value="59.146908373859723" table:style-name="ce19">
            <text:p>59.1</text:p>
          </table:table-cell>
          <table:table-cell office:value-type="float" office:value="102.4039808365137" table:style-name="ce19">
            <text:p>102.4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08/09</text:p>
          </table:table-cell>
          <table:table-cell office:value-type="float" office:value="46.59133672124441" table:style-name="ce19">
            <text:p>46.6</text:p>
          </table:table-cell>
          <table:table-cell office:value-type="float" office:value="56.105859840805245" table:style-name="ce19">
            <text:p>56.1</text:p>
          </table:table-cell>
          <table:table-cell office:value-type="float" office:value="102.69719656204965" table:style-name="ce19">
            <text:p>102.7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09/10</text:p>
          </table:table-cell>
          <table:table-cell office:value-type="float" office:value="37.87441524999997" table:style-name="ce19">
            <text:p>37.9</text:p>
          </table:table-cell>
          <table:table-cell office:value-type="float" office:value="49.316035822197904" table:style-name="ce19">
            <text:p>49.3</text:p>
          </table:table-cell>
          <table:table-cell office:value-type="float" office:value="87.190451072197874" table:style-name="ce19">
            <text:p>87.2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0/11</text:p>
          </table:table-cell>
          <table:table-cell office:value-type="float" office:value="38.830839987023715" table:style-name="ce19">
            <text:p>38.8</text:p>
          </table:table-cell>
          <table:table-cell office:value-type="float" office:value="51.101231241269637" table:style-name="ce19">
            <text:p>51.1</text:p>
          </table:table-cell>
          <table:table-cell office:value-type="float" office:value="89.932071228293367" table:style-name="ce19">
            <text:p>89.9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1/12</text:p>
          </table:table-cell>
          <table:table-cell office:value-type="float" office:value="44.391580771899839" table:style-name="ce19">
            <text:p>44.4</text:p>
          </table:table-cell>
          <table:table-cell office:value-type="float" office:value="57.338844012581681" table:style-name="ce19">
            <text:p>57.3</text:p>
          </table:table-cell>
          <table:table-cell office:value-type="float" office:value="101.73042478448153" table:style-name="ce19">
            <text:p>101.7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2/13</text:p>
          </table:table-cell>
          <table:table-cell office:value-type="float" office:value="52.027505110291081" table:style-name="ce21">
            <text:p>52.0</text:p>
          </table:table-cell>
          <table:table-cell office:value-type="float" office:value="61.076702066012061" table:style-name="ce21">
            <text:p>61.1</text:p>
          </table:table-cell>
          <table:table-cell office:value-type="float" office:value="113.10420717630315" table:style-name="ce21">
            <text:p>113.1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3/14</text:p>
          </table:table-cell>
          <table:table-cell office:value-type="float" office:value="51.491774439524342" table:style-name="ce21">
            <text:p>51.5</text:p>
          </table:table-cell>
          <table:table-cell office:value-type="float" office:value="65.060274297197338" table:style-name="ce21">
            <text:p>65.1</text:p>
          </table:table-cell>
          <table:table-cell office:value-type="float" office:value="116.55204873672169" table:style-name="ce21">
            <text:p>116.6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4/15</text:p>
          </table:table-cell>
          <table:table-cell office:value-type="float" office:value="43.514537774999965" table:style-name="ce21">
            <text:p>43.5</text:p>
          </table:table-cell>
          <table:table-cell office:value-type="float" office:value="66.991916838005608" table:style-name="ce21">
            <text:p>67.0</text:p>
          </table:table-cell>
          <table:table-cell office:value-type="float" office:value="110.50645461300557" table:style-name="ce21">
            <text:p>110.5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5/16</text:p>
          </table:table-cell>
          <table:table-cell office:value-type="float" office:value="19.7586946356999" table:style-name="ce21">
            <text:p>19.8</text:p>
          </table:table-cell>
          <table:table-cell office:value-type="float" office:value="66.295648477970502" table:style-name="ce21">
            <text:p>66.3</text:p>
          </table:table-cell>
          <table:table-cell office:value-type="float" office:value="86.054343113670384" table:style-name="ce21">
            <text:p>86.1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8">
            <text:p>2016/17</text:p>
          </table:table-cell>
          <table:table-cell office:value-type="float" office:value="11.999780519999991" table:style-name="ce21">
            <text:p>12.0</text:p>
          </table:table-cell>
          <table:table-cell office:value-type="float" office:value="67.434967818531931" table:style-name="ce21">
            <text:p>67.4</text:p>
          </table:table-cell>
          <table:table-cell office:value-type="float" office:value="79.434748338531918" table:style-name="ce21">
            <text:p>79.4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22">
            <text:p>2017/18</text:p>
          </table:table-cell>
          <table:table-cell office:value-type="float" office:value="9.6439123699999509" table:style-name="ce23">
            <text:p>9.6</text:p>
          </table:table-cell>
          <table:table-cell office:value-type="float" office:value="65.327709809057325" table:style-name="ce23">
            <text:p>65.3</text:p>
          </table:table-cell>
          <table:table-cell office:value-type="float" office:value="74.971622179057277" table:style-name="ce23">
            <text:p>75.0</text:p>
          </table:table-cell>
          <table:table-cell table:number-columns-repeated="16380" table:style-name="ce3"/>
        </table:table-row>
        <table:table-row table:style-name="ro7">
          <table:table-cell table:style-name="ce24"/>
          <table:table-cell table:number-columns-repeated="3" table:style-name="ce12"/>
          <table:table-cell table:number-columns-repeated="16380" table:style-name="ce3"/>
        </table:table-row>
        <table:table-row table:style-name="ro7">
          <table:table-cell office:value-type="string" table:style-name="ce12">
            <text:p>1. Any minor discrepancies between sub-categories and totals are caused by rounding.</text:p>
          </table:table-cell>
          <table:table-cell table:number-columns-repeated="2" table:style-name="ce12"/>
          <table:table-cell office:value-type="string" table:style-name="ce25">
            <text:p>Source: Office of Rail and Road (ORR)</text:p>
          </table:table-cell>
          <table:table-cell table:number-columns-repeated="16380" table:style-name="ce3"/>
        </table:table-row>
        <table:table-row table:style-name="ro7">
          <table:table-cell office:value-type="string" table:style-name="ce12">
            <text:p><text:s text:c="3"/>See Notes and definitions for further details on the breaks in series.</text:p>
          </table:table-cell>
          <table:table-cell table:number-columns-repeated="2" table:style-name="ce12"/>
          <table:table-cell office:value-type="string" table:style-name="ce26">
            <text:p>Last updated: 6 December 2018</text:p>
          </table:table-cell>
          <table:table-cell table:number-columns-repeated="16380" table:style-name="ce3"/>
        </table:table-row>
        <table:table-row table:style-name="ro7">
          <table:table-cell table:style-name="ce3"/>
          <table:table-cell table:number-columns-repeated="2" table:style-name="ce12"/>
          <table:table-cell office:value-type="string" table:style-name="ce26">
            <text:p>Next update: December 2019</text:p>
          </table:table-cell>
          <table:table-cell table:number-columns-repeated="16380" table:style-name="ce3"/>
        </table:table-row>
        <table:table-row table:style-name="ro7">
          <table:table-cell table:style-name="ce3"/>
          <table:table-cell table:number-columns-repeated="2" table:style-name="ce12"/>
          <table:table-cell office:value-type="string" table:style-name="ce26">
            <text:p>Telephone: 020 7944 2419</text:p>
          </table:table-cell>
          <table:table-cell table:number-columns-repeated="16380" table:style-name="ce3"/>
        </table:table-row>
        <table:table-row table:style-name="ro7">
          <table:table-cell table:style-name="ce3"/>
          <table:table-cell table:number-columns-repeated="2" table:style-name="ce12"/>
          <table:table-cell office:value-type="string" table:style-name="ce26">
            <text:p>Email: rail.stats@dft.gsi.gov.uk</text:p>
          </table:table-cell>
          <table:table-cell table:number-columns-repeated="16380" table:style-name="ce3"/>
        </table:table-row>
        <table:table-row table:style-name="ro7">
          <table:table-cell table:style-name="ce3"/>
          <table:table-cell table:number-columns-repeated="2" table:style-name="ce12"/>
          <table:table-cell table:style-name="ce26"/>
          <table:table-cell table:number-columns-repeated="16380" table:style-name="ce3"/>
        </table:table-row>
        <table:table-row table:number-rows-repeated="3" table:style-name="ro7">
          <table:table-cell table:style-name="ce3"/>
          <table:table-cell table:style-name="ce27"/>
          <table:table-cell table:number-columns-repeated="2" table:style-name="ce12"/>
          <table:table-cell table:number-columns-repeated="16380" table:style-name="ce3"/>
        </table:table-row>
        <table:table-row table:style-name="ro7">
          <table:table-cell table:style-name="ce3"/>
          <table:table-cell table:style-name="ce28"/>
          <table:table-cell table:number-columns-repeated="2" table:style-name="ce12"/>
          <table:table-cell table:number-columns-repeated="16380" table:style-name="ce3"/>
        </table:table-row>
        <table:table-row table:number-rows-repeated="1048538" table:style-name="ro8">
          <table:table-cell table:number-columns-repeated="16384"/>
        </table:table-row>
        <table:named-expressions>
          <table:named-range table:name="\0" table:cell-range-address="'file:///C:/Documents%20and%20Settings/dbovill/Local%20Settings/Temporary%20Internet%20Files/OLK20/2005Publications/RoRo%20Q2_2005/Bulletin205draft.xls'#TABLE1a.$U$1:TABLE1a.$U$7" table:base-cell-address="RAI0402.$A$1"/>
          <table:named-range table:name="\p" table:cell-range-address="'file:///C:/Documents%20and%20Settings/dbovill/Local%20Settings/Temporary%20Internet%20Files/OLK20/2005Publications/RoRo%20Q2_2005/Bulletin205draft.xls'#TABLE1a.$P$1" table:base-cell-address="RAI0402.$A$1"/>
          <table:named-range table:name="\t" table:cell-range-address="'file:///C:/Documents%20and%20Settings/dbovill/Local%20Settings/Temporary%20Internet%20Files/OLK20/2005Publications/RoRo%20Q2_2005/Bulletin205draft.xls'#TABLE1a.$U$3" table:base-cell-address="RAI0402.$A$1"/>
          <table:named-range table:name="ANNBELGIUM" table:cell-range-address="'file:///C:/Documents%20and%20Settings/dbovill/Local%20Settings/Temporary%20Internet%20Files/OLK20/2005Publications/RoRo%20Q2_2005/Bulletin205draft.xls'#TABLE5.$D$5:TABLE5.$D$12" table:base-cell-address="RAI0402.$A$1"/>
          <table:named-range table:name="ANNDVR" table:cell-range-address="'file:///C:/Documents%20and%20Settings/dbovill/Local%20Settings/Temporary%20Internet%20Files/OLK20/2005Publications/RoRo%20Q2_2005/Bulletin205draft.xls'#TABLE4AL.$D$6:TABLE4AL.$D$12" table:base-cell-address="RAI0402.$A$1"/>
          <table:named-range table:name="ANNENG" table:cell-range-address="'file:///C:/Documents%20and%20Settings/dbovill/Local%20Settings/Temporary%20Internet%20Files/OLK20/2005Publications/RoRo%20Q2_2005/Bulletin205draft.xls'#TABLE4AL.$F$6:TABLE4AL.$F$12" table:base-cell-address="RAI0402.$A$1"/>
          <table:named-range table:name="ANNFORIEGN" table:cell-range-address="'file:///C:/Documents%20and%20Settings/dbovill/Local%20Settings/Temporary%20Internet%20Files/OLK20/2005Publications/RoRo%20Q2_2005/Bulletin205draft.xls'#TABLE1a.$P$37" table:base-cell-address="RAI0402.$A$1"/>
          <table:named-range table:name="ANNFRANCE" table:cell-range-address="'file:///C:/Documents%20and%20Settings/dbovill/Local%20Settings/Temporary%20Internet%20Files/OLK20/2005Publications/RoRo%20Q2_2005/Bulletin205draft.xls'#TABLE5.$B$5:TABLE5.$B$12" table:base-cell-address="RAI0402.$A$1"/>
          <table:named-range table:name="ANNL" table:cell-range-address="'file:///C:/Documents%20and%20Settings/dbovill/Local%20Settings/Temporary%20Internet%20Files/OLK20/2005Publications/RoRo%20Q2_2005/Bulletin205draft.xls'#TABLE5.$F$5:TABLE5.$F$12" table:base-cell-address="RAI0402.$A$1"/>
          <table:named-range table:name="ANNOTHER" table:cell-range-address="'file:///C:/Documents%20and%20Settings/dbovill/Local%20Settings/Temporary%20Internet%20Files/OLK20/2005Publications/RoRo%20Q2_2005/Bulletin205draft.xls'#TABLE5.$J$5:TABLE5.$J$12" table:base-cell-address="RAI0402.$A$1"/>
          <table:named-range table:name="ANNSE" table:cell-range-address="'file:///C:/Documents%20and%20Settings/dbovill/Local%20Settings/Temporary%20Internet%20Files/OLK20/2005Publications/RoRo%20Q2_2005/Bulletin205draft.xls'#TABLE4AL.$B$6:TABLE4AL.$B$12" table:base-cell-address="RAI0402.$A$1"/>
          <table:named-range table:name="ANNUK" table:cell-range-address="'file:///C:/Documents%20and%20Settings/dbovill/Local%20Settings/Temporary%20Internet%20Files/OLK20/2005Publications/RoRo%20Q2_2005/Bulletin205draft.xls'#TABLE1a.$E$8:TABLE1a.$E$14" table:base-cell-address="RAI0402.$A$1"/>
          <table:named-range table:name="ANNUT" table:cell-range-address="'file:///C:/Documents%20and%20Settings/dbovill/Local%20Settings/Temporary%20Internet%20Files/OLK20/2005Publications/RoRo%20Q2_2005/Bulletin205draft.xls'#TABLE1a.$M$8:TABLE1a.$M$14" table:base-cell-address="RAI0402.$A$1"/>
          <table:named-range table:name="CAMARA" table:cell-range-address="'file:///C:/Documents%20and%20Settings/dbovill/Local%20Settings/Temporary%20Internet%20Files/OLK20/2005Publications/RoRo%20Q2_2005/Bulletin205draft.xls'#TABLE1a.$P$4" table:base-cell-address="RAI0402.$A$1"/>
          <table:named-range table:name="CLONE" table:cell-range-address="'file:///C:/Documents%20and%20Settings/dbovill/Local%20Settings/Temporary%20Internet%20Files/OLK20/2005Publications/RoRo%20Q2_2005/Bulletin205draft.xls'#TABLE1a.$P$6" table:base-cell-address="RAI0402.$A$1"/>
          <table:named-range table:name="FOREIGN" table:cell-range-address="'file:///C:/Documents%20and%20Settings/dbovill/Local%20Settings/Temporary%20Internet%20Files/OLK20/2005Publications/RoRo%20Q2_2005/Bulletin205draft.xls'#TABLE1a.$P$38:TABLE1a.$P$52" table:base-cell-address="RAI0402.$A$1"/>
          <table:named-range table:name="Print_Area" table:cell-range-address="RAI0402.$A$4:RAI0402.$D$38" table:base-cell-address="RAI0402.$A$1"/>
          <table:named-range table:name="tab" table:cell-range-address="'file:///C:/Documents%20and%20Settings/dbovill/Local%20Settings/Temporary%20Internet%20Files/OLK20/IRHS/EXCEL/RORO/bulletins/2003/SA%20Changes/SA%20Changes%20to%20bulletin%20-%20draft.xls'#TABLE1a.$U$3" table:base-cell-address="RAI0402.$A$1"/>
        </table:named-expressions>
      </table:table>
      <table:table table:name="'file:///C:/Documents%20and%20Settings/dbovill/Local%20Settings/Temporary%20Internet%20Files/OLK20/IRHS/EXCEL/RORO/bulletins/2003/SA%20Changes/SA%20Changes%20to%20bulletin%20-%20draft.xls'#CommentarySA" table:style-name="ta2">
        <table:table-source xlink:href="file:///C:/Documents%20and%20Settings/dbovill/Local%20Settings/Temporary%20Internet%20Files/OLK20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a" table:style-name="ta2">
        <table:table-source xlink:href="file:///C:/Documents%20and%20Settings/dbovill/Local%20Settings/Temporary%20Internet%20Files/OLK20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b" table:style-name="ta2">
        <table:table-source xlink:href="file:///C:/Documents%20and%20Settings/dbovill/Local%20Settings/Temporary%20Internet%20Files/OLK20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2" table:style-name="ta2">
        <table:table-source xlink:href="file:///C:/Documents%20and%20Settings/dbovill/Local%20Settings/Temporary%20Internet%20Files/OLK20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" table:style-name="ta2">
        <table:table-source xlink:href="file:///C:/Documents%20and%20Settings/dbovill/Local%20Settings/Temporary%20Internet%20Files/OLK20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a" table:style-name="ta2">
        <table:table-source xlink:href="file:///C:/Documents%20and%20Settings/dbovill/Local%20Settings/Temporary%20Internet%20Files/OLK20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b" table:style-name="ta2">
        <table:table-source xlink:href="file:///C:/Documents%20and%20Settings/dbovill/Local%20Settings/Temporary%20Internet%20Files/OLK20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L" table:style-name="ta2">
        <table:table-source xlink:href="file:///C:/Documents%20and%20Settings/dbovill/Local%20Settings/Temporary%20Internet%20Files/OLK20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" table:style-name="ta2">
        <table:table-source xlink:href="file:///C:/Documents%20and%20Settings/dbovill/Local%20Settings/Temporary%20Internet%20Files/OLK20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b" table:style-name="ta2">
        <table:table-source xlink:href="file:///C:/Documents%20and%20Settings/dbovill/Local%20Settings/Temporary%20Internet%20Files/OLK20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5" table:style-name="ta2">
        <table:table-source xlink:href="file:///C:/Documents%20and%20Settings/dbovill/Local%20Settings/Temporary%20Internet%20Files/OLK20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CommentarySA" table:style-name="ta2">
        <table:table-source xlink:href="file:///C:/Documents%20and%20Settings/dbovill/Local%20Settings/Temporary%20Internet%20Files/OLK20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1a" table:style-name="ta2">
        <table:table-source xlink:href="file:///C:/Documents%20and%20Settings/dbovill/Local%20Settings/Temporary%20Internet%20Files/OLK20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Documents%20and%20Settings/dbovill/Local%20Settings/Temporary%20Internet%20Files/OLK20/2005Publications/RoRo%20Q2_2005/Bulletin205draft.xls'#TABLE1b" table:style-name="ta2">
        <table:table-source xlink:href="file:///C:/Documents%20and%20Settings/dbovill/Local%20Settings/Temporary%20Internet%20Files/OLK20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" table:style-name="ta2">
        <table:table-source xlink:href="file:///C:/Documents%20and%20Settings/dbovill/Local%20Settings/Temporary%20Internet%20Files/OLK20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2" table:style-name="ta2">
        <table:table-source xlink:href="file:///C:/Documents%20and%20Settings/dbovill/Local%20Settings/Temporary%20Internet%20Files/OLK20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" table:style-name="ta2">
        <table:table-source xlink:href="file:///C:/Documents%20and%20Settings/dbovill/Local%20Settings/Temporary%20Internet%20Files/OLK20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a" table:style-name="ta2">
        <table:table-source xlink:href="file:///C:/Documents%20and%20Settings/dbovill/Local%20Settings/Temporary%20Internet%20Files/OLK20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b" table:style-name="ta2">
        <table:table-source xlink:href="file:///C:/Documents%20and%20Settings/dbovill/Local%20Settings/Temporary%20Internet%20Files/OLK20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AL" table:style-name="ta2">
        <table:table-source xlink:href="file:///C:/Documents%20and%20Settings/dbovill/Local%20Settings/Temporary%20Internet%20Files/OLK20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Documents%20and%20Settings/dbovill/Local%20Settings/Temporary%20Internet%20Files/OLK20/2005Publications/RoRo%20Q2_2005/Bulletin205draft.xls'#TABLE4a" table:style-name="ta2">
        <table:table-source xlink:href="file:///C:/Documents%20and%20Settings/dbovill/Local%20Settings/Temporary%20Internet%20Files/OLK20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b" table:style-name="ta2">
        <table:table-source xlink:href="file:///C:/Documents%20and%20Settings/dbovill/Local%20Settings/Temporary%20Internet%20Files/OLK20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5" table:style-name="ta2">
        <table:table-source xlink:href="file:///C:/Documents%20and%20Settings/dbovill/Local%20Settings/Temporary%20Internet%20Files/OLK20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Documents%20and%20Settings/dbovill/Local%20Settings/Temporary%20Internet%20Files/OLK20/2005Publications/RoRo%20Q2_2005/Bulletin205draft.xls'#Routes" table:style-name="ta2">
        <table:table-source xlink:href="file:///C:/Documents%20and%20Settings/dbovill/Local%20Settings/Temporary%20Internet%20Files/OLK20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2" table:style-name="ta2">
        <table:table-source xlink:href="file:///C:/Documents%20and%20Settings/dbovill/Local%20Settings/Temporary%20Internet%20Files/OLK20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" table:style-name="ta2">
        <table:table-source xlink:href="file:///C:/Documents%20and%20Settings/dbovill/Local%20Settings/Temporary%20Internet%20Files/OLK20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" table:style-name="ta2">
        <table:table-source xlink:href="file:///C:/Documents%20and%20Settings/dbovill/Local%20Settings/Temporary%20Internet%20Files/OLK20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1" table:style-name="ta2">
        <table:table-source xlink:href="file:///C:/Documents%20and%20Settings/dbovill/Local%20Settings/Temporary%20Internet%20Files/OLK20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1" table:style-name="ta2">
        <table:table-source xlink:href="file:///C:/Documents%20and%20Settings/dbovill/Local%20Settings/Temporary%20Internet%20Files/OLK20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3" table:style-name="ta2">
        <table:table-source xlink:href="file:///C:/Documents%20and%20Settings/dbovill/Local%20Settings/Temporary%20Internet%20Files/OLK20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3" table:style-name="ta2">
        <table:table-source xlink:href="file:///C:/Documents%20and%20Settings/dbovill/Local%20Settings/Temporary%20Internet%20Files/OLK20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  <style:font-face style:name="Helv" svg:font-family="Helv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7P0" number:language="en" number:country="US">
      <number:number number:decimal-places="1" number:min-integer-digits="1" number:grouping="true"/>
    </number:number-style>
    <number:number-style style:name="N37" number:language="en" number:country="US">
      <number:text>-</number:text>
      <number:number number:decimal-places="1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37__freight_32_lifted_32_Q4" style:display-name="%_freight lifted Q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3_x_32_indented_32_GHG_32_Textfiels" style:display-name="5x indented GHG Textfiels" style:family="table-cell" style:data-style-name="N0">
      <style:table-cell-properties style:vertical-align="middle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old_32_GHG_32_Numbers_32__40_0.00_41_" style:display-name="Bold GHG Numbers (0.00)" style:family="table-cell" style:data-style-name="N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GHG-Shade" style:display-name="Normal GHG-Shade" style:family="table-cell" style:data-style-name="N0">
      <style:table-cell-properties fo:background-color="#969696"/>
    </style:style>
    <style:style style:name="Normal_20110" style:family="table-cell" style:data-style-name="N0">
      <style:table-cell-properties style:vertical-align="automatic" fo:background-color="transparent"/>
    </style:style>
    <style:style style:name="Normal_3.1_32_Freight_32_Moved_32_0809_32_Q2" style:display-name="Normal_3.1 Freight Moved 0809 Q2" style:family="table-cell" style:data-style-name="N0">
      <style:table-cell-properties style:vertical-align="automatic" fo:background-color="transparen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SCULLY</meta:initial-creator>
    <dc:creator>Ben Hubbard</dc:creator>
    <meta:creation-date>2007-10-22T16:24:40Z</meta:creation-date>
    <dc:date>2018-09-17T15:33:22Z</dc:date>
    <meta:print-date>2017-10-18T13:07:32Z</meta:print-date>
    <meta:user-defined meta:name="_NewReviewCycle"/>
    <meta:user-defined meta:name="_EmailSubject">TSGB</meta:user-defined>
    <meta:user-defined meta:name="_AuthorEmail">Robert.Hartley@dft.gsi.gov.uk</meta:user-defined>
    <meta:user-defined meta:name="_AuthorEmailDisplayName">Robert Hartley</meta:user-defined>
    <meta:user-defined meta:name="_ReviewingToolsShownOnce"/>
  </office:meta>
</office:document-meta>
</file>